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tahoma" svg:font-family="tahom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officeooo:rsid="0010c686" officeooo:paragraph-rsid="001a598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weight="bold" officeooo:rsid="0010c686" officeooo:paragraph-rsid="001a598e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officeooo:rsid="001a598e" officeooo:paragraph-rsid="001a598e"/>
    </style:style>
    <style:style style:name="P4" style:family="paragraph" style:parent-style-name="Text_20_body">
      <style:paragraph-properties fo:line-height="100%" fo:text-align="justify" style:justify-single-word="false" fo:widows="1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5" style:family="paragraph" style:parent-style-name="Text_20_body">
      <style:paragraph-properties fo:line-height="100%" fo:text-align="justify" style:justify-single-word="false" fo:widows="1"/>
      <style:text-properties fo:font-variant="normal" fo:text-transform="none" fo:color="#000000" style:font-name="Times New Roman1" fo:font-size="12pt" fo:letter-spacing="normal" fo:language="en" fo:country="US" fo:font-style="normal" fo:font-weight="normal"/>
    </style:style>
    <style:style style:name="P6" style:family="paragraph" style:parent-style-name="Text_20_body">
      <style:paragraph-properties fo:line-height="100%"/>
      <style:text-properties fo:font-variant="normal" fo:text-transform="none" fo:color="#000000" fo:font-size="12pt" fo:letter-spacing="normal" fo:language="en" fo:country="US" officeooo:rsid="001de885" officeooo:paragraph-rsid="001a598e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 fo:widows="1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8" style:family="paragraph" style:parent-style-name="МойТекст">
      <style:paragraph-properties fo:margin-left="0in" fo:margin-right="0in" fo:text-indent="0.4917in" style:auto-text-indent="false"/>
      <style:text-properties fo:font-size="12pt" fo:language="en" fo:country="US" officeooo:rsid="001de885" officeooo:paragraph-rsid="001de885" style:font-size-asian="12pt" style:font-size-complex="12pt"/>
    </style:style>
    <style:style style:name="P9" style:family="paragraph" style:parent-style-name="МойТекст">
      <style:paragraph-properties fo:margin-left="0in" fo:margin-right="0in" fo:text-indent="0.4917in" style:auto-text-indent="false"/>
      <style:text-properties fo:font-size="12pt" fo:language="en" fo:country="US" officeooo:rsid="001a8766" officeooo:paragraph-rsid="001c6b69" style:font-size-asian="12pt" style:font-size-complex="12pt"/>
    </style:style>
    <style:style style:name="P10" style:family="paragraph" style:parent-style-name="МойТекст">
      <style:paragraph-properties fo:margin-left="0in" fo:margin-right="0in" fo:text-indent="0.4917in" style:auto-text-indent="false"/>
      <style:text-properties fo:font-size="12pt" fo:language="en" fo:country="US" officeooo:rsid="001c6b69" officeooo:paragraph-rsid="001c6b69" style:font-size-asian="12pt" style:font-size-complex="12pt"/>
    </style:style>
    <style:style style:name="P11" style:family="paragraph" style:parent-style-name="МойТекст">
      <style:paragraph-properties fo:margin-left="0in" fo:margin-right="0in" fo:text-indent="0.4917in" style:auto-text-indent="false"/>
      <style:text-properties fo:font-size="12pt" officeooo:rsid="001a598e" officeooo:paragraph-rsid="001a598e" style:font-size-asian="12pt" style:font-size-complex="12pt"/>
    </style:style>
    <style:style style:name="P12" style:family="paragraph" style:parent-style-name="МойТекст">
      <style:paragraph-properties fo:margin-left="0in" fo:margin-right="0in" fo:text-indent="0.4917in" style:auto-text-indent="false"/>
      <style:text-properties fo:font-size="12pt" officeooo:rsid="001a8766" officeooo:paragraph-rsid="001a8766" style:font-size-asian="12pt" style:font-size-complex="12pt"/>
    </style:style>
    <style:style style:name="P13" style:family="paragraph" style:parent-style-name="МойТекст">
      <style:paragraph-properties fo:margin-left="0in" fo:margin-right="0in" fo:text-indent="0.4917in" style:auto-text-indent="false"/>
      <style:text-properties fo:font-size="12pt" officeooo:paragraph-rsid="001c6b69"/>
    </style:style>
    <style:style style:name="P14" style:family="paragraph" style:parent-style-name="МойТекст">
      <style:paragraph-properties fo:line-height="100%"/>
      <style:text-properties fo:font-size="12pt" fo:language="en" fo:country="US" officeooo:rsid="001de885" officeooo:paragraph-rsid="001a598e" style:font-size-asian="12pt" style:font-size-complex="12pt"/>
    </style:style>
    <style:style style:name="P15" style:family="paragraph" style:parent-style-name="МойТекст">
      <style:text-properties fo:font-size="12pt" officeooo:rsid="001a598e" officeooo:paragraph-rsid="001a598e" style:font-size-asian="12pt" style:font-size-complex="12pt"/>
    </style:style>
    <style:style style:name="T1" style:family="text">
      <style:text-properties fo:language="en" fo:country="US" officeooo:rsid="001c6b69" style:font-size-asian="12pt" style:font-size-complex="12pt"/>
    </style:style>
    <style:style style:name="T2" style:family="text">
      <style:text-properties officeooo:rsid="001c6b69"/>
    </style:style>
    <style:style style:name="T3" style:family="text">
      <style:text-properties style:font-name="Times New Roman1" fo:font-style="normal" fo:font-weight="normal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озробка модуля “Розклад косультацій” для системи “Інструменти кафедри”</text:p>
      <text:p text:style-name="P1">Автор – Чегорко К. Є., студентка 940П групи</text:p>
      <text:p text:style-name="P1">Науковий керівник – Пєтін Д.О.</text:p>
      <text:p text:style-name="P1">Дніпропетровський национальний університет залізничного транспорту імені академіка В. Лазаряна</text:p>
      <text:p text:style-name="P3"/>
      <text:p text:style-name="P6"><text:tab/> “<text:span text:style-name="T3">Розклад консультацій” є одним з модулів системи “Інструменти кафедри”</text:span></text:p>
      <text:p text:style-name="P4">Метою розробки є автоматизація процесу складання графіку консультацій на кафедрі, який з часом можна буде використовувати і для складання розкладу занять.</text:p>
      <text:p text:style-name="P7"><text:tab/>На даний момент для складання графіку використовується програма для роботи з електронними таблицями <text:span text:style-name="T4">Microsoft</text:span> <text:span text:style-name="T4">Excel</text:span>. Цей програмний продукт не є спеціально розробленим для складання подібних розкладів й тому існує вірогідність допустити помилки при його складанні. Спискивикладачів необхідно вводити вручну, доводиться зберігати копії розкладів у різних файлах, незручно розділяти чисельник та знаменник.</text:p>
      <text:p text:style-name="P7"><text:tab/>Також слід зазначити, що розклад може змінюватись часто і його приходиться змінювати.</text:p>
      <text:p text:style-name="P7"><text:tab/>Ще однією з проблем існуючого підходу є те, що при переході на нову операційну систему, вона може не підтримувати <text:span text:style-name="T4">Microsoft</text:span> <text:span text:style-name="T4">Excel</text:span> і доведеться в новій програмі починати роботу з початку.</text:p>
      <text:p text:style-name="P4"><text:tab/>На даний час існує велика кількість <text:span text:style-name="T4">застосунків</text:span>, які дозволяють складати розклад (наприклад, <text:span text:style-name="T4">Mimosa</text:span>). Проте всі вони спрямовані лише на складання розкладу занять, а не консультацій, тому, як правило, вони <text:span text:style-name="T4">перегружені</text:span> функціональними можливостями, які не будуть використовуватись. В інших випадках, програми надають незручний та незрозумілий <text:span text:style-name="T4">користувацький</text:span> інтерфейс. В цьому випадку такі спеціалізовані програми будуть також неефективними як і <text:span text:style-name="T4">Microsoft</text:span> <text:span text:style-name="T4">Excel</text:span>.</text:p>
      <text:p text:style-name="P4"><text:tab/>Вирішенням даної проблеми є створення програми, що буде спрямована лише на створення розкладу консультацій.</text:p>
      <text:p text:style-name="P4"><text:tab/>Також вигідним рішенням є створення саме <text:span text:style-name="T4">веб-застосунку</text:span>, так як він не залежить від системи, за якою працює викладач, а також можливе інтегрування складеного розкладу до сайту кафедри. В цьому випадку студент зможе продивляться розклад консультацій <text:span text:style-name="T4">онлайн</text:span>.</text:p>
      <text:p text:style-name="P4"><text:tab/>Також до даного <text:span text:style-name="T4">застосунку</text:span> буде мати доступ будь-яка людина кафедри з різних комп'ютерів.</text:p>
      <text:p text:style-name="P4"><text:tab/>Модуль “Розклад консультацій” дозволить зменшити час, що витрачається на складання графіку і помилок, що допускаються при цьому.</text:p>
      <text:p text:style-name="P4">В програмі буде реалізована можливість вибору тих викладачів, для яких буде складено розклад і задати час консультацій.</text:p>
      <text:p text:style-name="P4"><text:tab/>При зміні розкладу буде реалізована можливість його редагування та складання нового.</text:p>
      <text:p text:style-name="P4"><text:tab/>Однією з важливих функціональних можливостей є генерація розкладу для друку та як окремого <text:span text:style-name="T4">html</text:span> файлу.</text:p>
      <text:p text:style-name="P4">Для вирішення даної задачі вирішено створити базу даних, сервер для роботи з базою даних та клієнтський <text:span text:style-name="T4">застосунок</text:span>, з яким буде працювати користувач.</text:p>
      <text:p text:style-name="P4">Для реалізації модулю було вирішено використовувати наступні технології:</text:p>
      <text:p text:style-name="P4"><text:tab/>1. <text:span text:style-name="T4">Mongodb</text:span> для роботи з базами даних. <text:span text:style-name="T4">MongoDB</text:span> реалізує новий підхід до побудови баз даних, де немає таблиць, схем. На відміну від <text:span text:style-name="T4">реляційних</text:span>баз даних, <text:span text:style-name="T4">MongoDB</text:span> пропонує <text:span text:style-name="T4">документо-орієнтовану</text:span> модель даних, завдяки чому вона швидше працює і є легко <text:soft-page-break/><text:span text:style-name="T4">маштабуємою</text:span>. Одним з популярних стандартів обміну даними і їх зберігання є <text:span text:style-name="T4">JSON</text:span> (<text:bookmark text:name="orfo-misspelled-24"/><text:span text:style-name="T4">javascript</text:span> <text:span text:style-name="T4">object</text:span> <text:span text:style-name="T4">notation</text:span>). Він ефективно описує складні за структурою дані. Для зберігання в <text:span text:style-name="T4">MongoDB</text:span> э формат BSON (binary JSON).</text:p>
      <text:p text:style-name="P4"><text:tab/>2. Express JS, для створення серверу. Express JS є швидким та зручним фреймворком для створення web серверу.</text:p>
      <text:p text:style-name="P5"><text:tab/>3. JavaScript та фреймворк ReactJS для написання клієнтського застосунку. ReactJS є фрейморк для створення інтерфейсів від Facebook.</text:p>
      <text:p text:style-name="P4"><text:tab/>4. html та css для створення стилю клієнтського застосунку.</text:p>
      <text:p text:style-name="P4">На даний момент триває вибір структур для зберігання даних. Порівнюються підходи для створення архітектури. Продовжує створюватись арітектура програми, обираються кращі підходи до дизайну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tahoma" svg:font-family="tahom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МойТекст" style:family="paragraph" style:parent-style-name="List_20_Paragraph" style:default-outline-level="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Мойсписок" style:family="paragraph" style:parent-style-name="List_20_Paragraph" style:default-outline-level="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9:19:08.989738407</meta:creation-date>
    <dc:date>2016-03-28T21:50:41.277696295</dc:date>
    <meta:editing-duration>PT1H12M53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2" meta:paragraph-count="24" meta:word-count="497" meta:character-count="3665" meta:non-whitespace-character-count="3173"/>
  </office:meta>
</office:document-meta>
</file>